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y there, BroEd Here.</text:p>
      <text:section text:style-name="Sect1" text:name="readme">
        <text:p text:style-name="Text_20_body">So in the last 2 lessons of Java Beginners, BD has shown you the basics of Java. Today we will really delve into the realms of Java. How should we start? Writing a Hello World program of course!</text:p>
        <text:p text:style-name="Text_20_body">First, open up Eclipse and create a new Java project, like so:</text:p>
        <text:p text:style-name="Text_20_body"><draw:a xlink:type="simple" xlink:href="https://raw.githubusercontent.com/CodingSpot/Java-Beginners/master/lesson3/imgs/new-java-project.png" office:target-frame-name="_blank" xlink:show="new"><draw:frame draw:style-name="fr1" draw:name="Image1" text:anchor-type="as-char" svg:width="0.8071in" svg:height="0.4138in" draw:z-index="0"><draw:image xlink:href="https://raw.githubusercontent.com/CodingSpot/Java-Beginners/master/lesson3/imgs/new-java-project.png" xlink:type="simple" xlink:show="embed" xlink:actuate="onLoad"/><svg:title>New Java Project</svg:title></draw:frame></draw:a></text:p>
        <text:p text:style-name="Text_20_body">Next, create a Java package. Java packages are like modules in a way.</text:p>
        <text:p text:style-name="Text_20_body"><draw:a xlink:type="simple" xlink:href="https://raw.githubusercontent.com/CodingSpot/Java-Beginners/master/lesson3/imgs/new-java-package.png" office:target-frame-name="_blank" xlink:show="new"><draw:frame draw:style-name="fr1" draw:name="Image2" text:anchor-type="as-char" svg:width="0.8071in" svg:height="0.4138in" draw:z-index="1"><draw:image xlink:href="https://raw.githubusercontent.com/CodingSpot/Java-Beginners/master/lesson3/imgs/new-java-package.png" xlink:type="simple" xlink:show="embed" xlink:actuate="onLoad"/><svg:title>New Java Package</svg:title></draw:frame></draw:a></text:p>
        <text:p text:style-name="Text_20_body">Now, create a Java class. Java classes are individual source files in a package. Think of it like parts of different modules.</text:p>
        <text:p text:style-name="Text_20_body"><draw:a xlink:type="simple" xlink:href="https://raw.githubusercontent.com/CodingSpot/Java-Beginners/master/lesson3/imgs/new-java-class.png" office:target-frame-name="_blank" xlink:show="new"><draw:frame draw:style-name="fr1" draw:name="Image3" text:anchor-type="as-char" svg:width="0.8071in" svg:height="0.4138in" draw:z-index="2"><draw:image xlink:href="https://raw.githubusercontent.com/CodingSpot/Java-Beginners/master/lesson3/imgs/new-java-class.png" xlink:type="simple" xlink:show="embed" xlink:actuate="onLoad"/><svg:title>New Java Class</svg:title></draw:frame></draw:a></text:p>
        <text:p text:style-name="Text_20_body">Now, we should go to the source code page. If you noticed carefully, there should be some lines like so:</text:p>
        <text:p text:style-name="Preformatted_20_Text"><text:span text:style-name="Source_20_Text">package hello;</text:span></text:p>
        <text:p text:style-name="Preformatted_20_Text"><text:span text:style-name="Source_20_Text">public class HelloWorld {</text:span></text:p>
        <text:p text:style-name="Preformatted_20_Text"><text:span text:style-name="Source_20_Text"><text:s text:c="4"/>public static void main(String[] args) {</text:span></text:p>
        <text:p text:style-name="P1"><text:span text:style-name="Source_20_Text"><text:s text:c="8"/>// TODO Auto-generated method stub</text:span></text:p>
        <text:p text:style-name="Text_20_body">That may seem like gibberish at first sight. Later we will learn to decode this arcane language, but for now, I will translate:</text:p>
        <text:p text:style-name="Text_20_body"><text:span text:style-name="Source_20_Text">package hello;</text:span> - This source file is part of the package <text:span text:style-name="Source_20_Text">hello</text:span>.</text:p>
        <text:p text:style-name="Text_20_body"><text:span text:style-name="Source_20_Text">public class HelloWorld {</text:span> - This is the start of the class <text:span text:style-name="Source_20_Text">HelloWorld</text:span>.</text:p>
        <text:p text:style-name="Text_20_body"><text:span text:style-name="Source_20_Text">public static void main(String[] args) {</text:span> - Think of this as the <text:span text:style-name="Source_20_Text">int main()</text:span> in C.</text:p>
        <text:p text:style-name="Text_20_body"><text:span text:style-name="Source_20_Text">// TODO Auto-generated method stub</text:span> - <text:span text:style-name="Source_20_Text">//</text:span> means a comment in Java. This particular comment means the lines above are auto-generated.</text:p>
        <text:p text:style-name="Text_20_body">After some tinkering, it should look like this:</text:p>
        <text:p text:style-name="Preformatted_20_Text"><text:span text:style-name="Source_20_Text">package hello;</text:span></text:p>
        <text:p text:style-name="Preformatted_20_Text"><text:span text:style-name="Source_20_Text">public class HelloWorld {</text:span></text:p>
        <text:p text:style-name="Preformatted_20_Text"><text:span text:style-name="Source_20_Text"><text:s text:c="4"/>public static void main(String[] args) {</text:span></text:p>
        <text:p text:style-name="Preformatted_20_Text"><text:span text:style-name="Source_20_Text"><text:s text:c="8"/>// TODO Auto-generated method stub</text:span></text:p>
        <text:p text:style-name="Preformatted_20_Text"><text:span text:style-name="Source_20_Text"><text:s text:c="4"/>System.out.println("Hello World!");</text:span></text:p>
        <text:p text:style-name="Preformatted_20_Text"><text:span text:style-name="Source_20_Text"><text:s text:c="4"/>}</text:span></text:p>
        <text:p text:style-name="P1"><text:span text:style-name="Source_20_Text">}</text:span></text:p>
        <text:p text:style-name="Text_20_body">Time for some more translating. I will decode the Hello World line for you:</text:p>
        <text:p text:style-name="Text_20_body"><text:span text:style-name="Source_20_Text">System</text:span> means the command is part of the system.</text:p>
        <text:p text:style-name="Text_20_body"><text:soft-page-break/><text:span text:style-name="Source_20_Text">out</text:span> means the command's output goes to standard out (your screen).</text:p>
        <text:p text:style-name="Text_20_body"><text:span text:style-name="Source_20_Text">println</text:span> means the command will print the words in the parentheses and a newline.</text:p>
        <text:p text:style-name="Text_20_body">Notice how in Java, you must terminate a command with a semicolon.</text:p>
        <text:p text:style-name="Text_20_body">Now, hit Ctrl-F11 and watch the magic.</text:p>
        <text:p text:style-name="Text_20_body"><draw:a xlink:type="simple" xlink:href="https://raw.githubusercontent.com/CodingSpot/Java-Beginners/master/lesson3/imgs/hello-test-run.png" office:target-frame-name="_blank" xlink:show="new"><draw:frame draw:style-name="fr1" draw:name="Image4" text:anchor-type="as-char" svg:width="0.8071in" svg:height="0.4138in" draw:z-index="3"><draw:image xlink:href="https://raw.githubusercontent.com/CodingSpot/Java-Beginners/master/lesson3/imgs/hello-test-run.png" xlink:type="simple" xlink:show="embed" xlink:actuate="onLoad"/><svg:title>Test Run</svg:title></draw:frame></draw:a></text:p>
        <text:p text:style-name="Text_20_body">Voilà! The program has successfully executed and printed the words "Hello World!". Just as we anticipated.</text:p>
        <text:p text:style-name="Text_20_body">For homework tonight, you should look up why the package, the class, and further subclasses are separated with periods. I'll see you around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7:22:10.051838760</meta:creation-date>
    <dc:date>2014-10-08T17:22:33.888586255</dc:date>
    <meta:editing-duration>P0D</meta:editing-duration>
    <meta:editing-cycles>1</meta:editing-cycles>
    <meta:document-statistic meta:table-count="0" meta:image-count="4" meta:object-count="0" meta:page-count="2" meta:paragraph-count="35" meta:word-count="346" meta:character-count="2006" meta:non-whitespace-character-count="1659"/>
    <meta:generator>LibreOffice/4.2.6.3$Linux_X86_64 LibreOffice_project/420$Build-3</meta:generator>
  </office:meta>
</office:document-meta>
</file>